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0.303cm" fo:min-width="13.682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8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106cm" svg:stroke-color="#000000" draw:marker-start-width="0.321cm" draw:marker-end-width="0.321cm" draw:fill-color="#ffffff" draw:textarea-horizontal-align="justify" draw:textarea-vertical-align="middle" draw:auto-grow-height="false" fo:min-height="0.53cm" fo:min-width="2.503cm" fo:padding-top="0.178cm" fo:padding-bottom="0.178cm" fo:padding-left="0.303cm" fo:padding-right="0.303cm" fo:wrap-option="wrap" loext:decorative="fals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Ubuntu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Ubuntu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Ubuntu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Ubuntu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Ubuntu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10.659cm" svg:x="2.797cm" svg:y="0.1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3.085cm" svg:y="0.45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23cm" svg:height="2.223cm" svg:x="3.085cm" svg:y="8.255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223cm" svg:height="2.223cm" svg:x="14.585cm" svg:y="0.455cm">
          <text:p text:style-name="P6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23cm" svg:height="2.223cm" svg:x="14.585cm" svg:y="8.255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4.128cm" svg:height="1.199cm" svg:x="17.067cm" svg:y="0.929cm">
          <draw:text-box>
            <text:p text:style-name="P7"><text:span text:style-name="T2">VIN-</text:span></text:p>
          </draw:text-box>
        </draw:frame>
        <draw:frame draw:style-name="gr5" draw:text-style-name="P8" draw:layer="layout" svg:width="4.128cm" svg:height="1.199cm" svg:x="17.067cm" svg:y="4.83cm">
          <draw:text-box>
            <text:p text:style-name="P7"><text:span text:style-name="T2">USB-C</text:span></text:p>
          </draw:text-box>
        </draw:frame>
        <draw:frame draw:style-name="gr5" draw:text-style-name="P8" draw:layer="layout" svg:width="4.128cm" svg:height="1.199cm" svg:x="17.067cm" svg:y="8.731cm">
          <draw:text-box>
            <text:p text:style-name="P7"><text:span text:style-name="T2">VIN+</text:span></text:p>
          </draw:text-box>
        </draw:frame>
        <draw:frame draw:style-name="gr5" draw:text-style-name="P8" draw:layer="layout" svg:width="4.128cm" svg:height="1.199cm" svg:x="-1.333cm" svg:y="0.93cm">
          <draw:text-box>
            <text:p text:style-name="P9"><text:span text:style-name="T2">OUT-</text:span></text:p>
          </draw:text-box>
        </draw:frame>
        <draw:frame draw:style-name="gr5" draw:text-style-name="P8" draw:layer="layout" svg:width="4.128cm" svg:height="1.199cm" svg:x="-1.333cm" svg:y="8.732cm">
          <draw:text-box>
            <text:p text:style-name="P9"><text:span text:style-name="T2">OUT+</text:span></text:p>
          </draw:text-box>
        </draw:frame>
        <draw:frame draw:style-name="gr6" draw:text-style-name="P11" draw:layer="layout" svg:width="6.35cm" svg:height="7.386cm" draw:transform="rotate (0.000349065850398866) translate (6.895cm 3.042cm)">
          <draw:text-box>
            <text:p text:style-name="P10"><text:span text:style-name="T3">USB-C <text:s/></text:span></text:p>
            <text:p text:style-name="P10"><text:span text:style-name="T3">&amp;</text:span></text:p>
            <text:p text:style-name="P10"><text:span text:style-name="T3">Step-up</text:span></text:p>
            <text:p text:style-name="P10"><text:span text:style-name="T3">DC-DC</text:span></text:p>
            <text:p text:style-name="P10"><text:span text:style-name="T3"/></text:p>
          </draw:text-box>
        </draw:frame>
        <draw:g draw:style-name="gr7">
          <draw:custom-shape draw:style-name="gr8" draw:text-style-name="P12" draw:layer="layout" svg:width="3.175cm" svg:height="0.952cm" draw:transform="rotate (1.5707963267949) translate (15.74cm 6.93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13" draw:layer="layout" svg:x1="16.197cm" svg:y1="6.415cm" svg:x2="16.197cm" svg:y2="4.192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58:31.042359532</meta:creation-date>
    <dc:date>2025-11-19T20:16:13.662086838</dc:date>
    <meta:editing-duration>PT10M43S</meta:editing-duration>
    <meta:editing-cycles>3</meta:editing-cycles>
    <meta:generator>LibreOffice/24.2.7.2$Linux_X86_64 LibreOffice_project/420$Build-2</meta:generator>
    <meta:document-statistic meta:object-count="14"/>
  </office:meta>
</office:document-meta>
</file>